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Pictures/2000000F000001FB000001D4110E20F1596ED8E6.svm" manifest:media-type=""/>
  <manifest:file-entry manifest:full-path="Pictures/2000002400000735000001D4A78B398A35D838F2.svm" manifest:media-type=""/>
  <manifest:file-entry manifest:full-path="Pictures/2000002400000675000001D7A6545F8905BED19B.svm" manifest:media-type=""/>
  <manifest:file-entry manifest:full-path="Pictures/2000000F00000192000001D4C1B935E9885B9AAA.svm" manifest:media-type="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2pt" officeooo:rsid="0018fa44" officeooo:paragraph-rsid="001e3a6b" style:font-size-asian="12pt" style:font-size-complex="12pt"/>
    </style:style>
    <style:style style:name="P13" style:family="paragraph" style:parent-style-name="Standard">
      <style:text-properties style:font-name="sans-serif" fo:font-size="12pt" officeooo:rsid="001e4445" officeooo:paragraph-rsid="001e4445" style:font-size-asian="12pt" style:font-size-complex="12pt"/>
    </style:style>
    <style:style style:name="P14" style:family="paragraph" style:parent-style-name="Standard">
      <style:text-properties officeooo:rsid="000511a6" officeooo:paragraph-rsid="000511a6"/>
    </style:style>
    <style:style style:name="P15" style:family="paragraph" style:parent-style-name="Standard">
      <style:text-properties officeooo:rsid="00182c4e" officeooo:paragraph-rsid="00182c4e"/>
    </style:style>
    <style:style style:name="P16" style:family="paragraph" style:parent-style-name="Standard">
      <style:text-properties officeooo:rsid="00182c4e" officeooo:paragraph-rsid="00197878"/>
    </style:style>
    <style:style style:name="P17" style:family="paragraph" style:parent-style-name="Standard">
      <style:text-properties officeooo:rsid="00182c4e" officeooo:paragraph-rsid="001e3a6b"/>
    </style:style>
    <style:style style:name="P18" style:family="paragraph" style:parent-style-name="Standard">
      <style:text-properties officeooo:rsid="0018fa44" officeooo:paragraph-rsid="0018fa44"/>
    </style:style>
    <style:style style:name="P19" style:family="paragraph" style:parent-style-name="Standard">
      <style:text-properties officeooo:rsid="0018fa44" officeooo:paragraph-rsid="001e3a6b"/>
    </style:style>
    <style:style style:name="P20" style:family="paragraph" style:parent-style-name="Standard">
      <style:text-properties officeooo:rsid="0018fa44" officeooo:paragraph-rsid="00197878"/>
    </style:style>
    <style:style style:name="P21" style:family="paragraph" style:parent-style-name="Standard">
      <style:text-properties officeooo:rsid="001e3a6b" officeooo:paragraph-rsid="001e3a6b"/>
    </style:style>
    <style:style style:name="P2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5" style:family="paragraph" style:parent-style-name="Standard">
      <style:paragraph-properties fo:break-before="page"/>
      <style:text-properties officeooo:rsid="00182c4e" officeooo:paragraph-rsid="00197878"/>
    </style:style>
    <style:style style:name="P26" style:family="paragraph" style:parent-style-name="Standard">
      <style:paragraph-properties fo:break-before="page"/>
      <style:text-properties officeooo:rsid="00182c4e" officeooo:paragraph-rsid="001e3a6b"/>
    </style:style>
    <style:style style:name="P27" style:family="paragraph" style:parent-style-name="Standard">
      <style:paragraph-properties fo:break-before="page"/>
      <style:text-properties style:font-name="sans-serif" fo:font-size="12pt" officeooo:rsid="00182c4e" officeooo:paragraph-rsid="001e4445" style:font-size-asian="12pt" style:font-size-complex="12pt"/>
    </style:style>
    <style:style style:name="P28" style:family="paragraph" style:parent-style-name="Standard" style:list-style-name="L28">
      <style:text-properties style:font-name="sans-serif" fo:font-size="12pt" officeooo:rsid="001e4445" officeooo:paragraph-rsid="001e4445" style:font-size-asian="12pt" style:font-size-complex="12pt"/>
    </style:style>
    <style:style style:name="P29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margin-left="0in" fo:margin-right="0in" fo:margin-top="0in" fo:margin-bottom="0in" fo:line-height="0.1665in" fo:text-align="start" fo:text-indent="0in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indent="0in"/>
    </style:style>
    <style:style style:name="P3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align="center" fo:text-indent="0in"/>
    </style:style>
    <style:style style:name="P3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1cc175"/>
    </style:style>
    <style:style style:name="T7" style:family="text">
      <style:text-properties officeooo:rsid="00039ce5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style:font-name="sans-serif" fo:font-size="12pt" officeooo:rsid="001e3a6b" style:font-size-asian="12pt" style:font-size-complex="12pt"/>
    </style:style>
    <style:style style:name="T13" style:family="text">
      <style:text-properties style:font-name="sans-serif" fo:font-size="12pt" officeooo:rsid="001e4445" style:font-size-asian="12pt" style:font-size-complex="12pt"/>
    </style:style>
    <style:style style:name="T14" style:family="text">
      <style:text-properties officeooo:rsid="00077c5e"/>
    </style:style>
    <style:style style:name="T15" style:family="text">
      <style:text-properties officeooo:rsid="001c09de"/>
    </style:style>
    <style:style style:name="T16" style:family="text">
      <style:text-properties officeooo:rsid="001e3a6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c175" style:font-weight-asian="bold" style:font-weight-complex="bold"/>
    </style:style>
    <style:style style:name="T19" style:family="text">
      <style:text-properties fo:font-weight="bold" officeooo:rsid="001e3a6b" style:font-weight-asian="bold" style:font-weight-complex="bold"/>
    </style:style>
    <style:style style:name="T20" style:family="text">
      <style:text-properties officeooo:rsid="001fc84c"/>
    </style:style>
    <style:style style:name="T21" style:family="text">
      <style:text-properties style:use-window-font-color="tru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0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ff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Nom del alumne/a: <text:s text:c="7"/></text:p>
      <text:p text:style-name="P22"><draw:custom-shape text:anchor-type="paragraph" draw:z-index="7" draw:name="Image1" draw:style-name="gr2" draw:text-style-name="P30" svg:width="0.948in" svg:height="0.437in" svg:x="5.8335in" svg:y="0.0693in"><text:p text:style-name="P31"><text:span text:style-name="T21"/></text:p><text:p text:style-name="P31"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0" svg:width="0.948in" svg:height="0.437in" svg:x="4.705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0" svg:width="0.948in" svg:height="0.437in" svg:x="4.722in" svg:y="0.0693in"><text:p text:style-name="P31"><text:span text:style-name="T21"/></text:p><text:p text:style-name="P31"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Qualificació: <text:s text:c="6"/></text:p>
      <text:p text:style-name="P23"><text:s text:c="70"/></text:p>
      <text:p text:style-name="P22"/>
      <text:p text:style-name="P3"><draw:custom-shape text:anchor-type="paragraph" draw:z-index="0" draw:name="Image4" draw:style-name="gr1" draw:text-style-name="P3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Criteris de qualificació:</text:p>
      <text:p text:style-name="P24">Temps: <text:span text:style-name="T7">50 min</text:span></text:p>
      <text:p text:style-name="P24">Observacions: <text:span text:style-name="T14">Nombres sense unitat resten 1 punt</text:span></text:p>
      <text:p text:style-name="P9"/>
      <text:p text:style-name="P9"><text:tab/></text:p>
      <text:p text:style-name="P8"/>
      <text:p text:style-name="P10"><text:span text:style-name="T17">Exercici 1:</text:span><text:tab/><text:tab/><text:tab/><text:tab/><text:tab/><text:tab/><text:tab/><text:tab/><text:tab/><text:tab/><text:tab/><text:span text:style-name="T16">3p</text:span></text:p>
      <text:p text:style-name="P20">Calcula tensions, corrents i potències en les resistències.</text:p>
      <text:p text:style-name="P18"><draw:frame draw:style-name="fr2" draw:name="Object1" text:anchor-type="as-char" svg:y="-0.1484in" svg:width="0.6118in" svg:height="0.2098in" draw:z-index="10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93in" svg:height="0.2098in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><draw:g text:anchor-type="paragraph" draw:z-index="20" draw:style-name="gr21"><draw:line draw:style-name="gr22" draw:text-style-name="P32" svg:x1="0.9417in" svg:y1="2.0366in" svg:x2="1.3354in" svg:y2="2.0366in"><text:p/></draw:line><draw:line draw:style-name="gr23" draw:text-style-name="P32" svg:x1="1.0402in" svg:y1="2.1941in" svg:x2="1.237in" svg:y2="2.1941in"><text:p/></draw:line><draw:line draw:style-name="gr24" draw:text-style-name="P32" svg:x1="1.1386in" svg:y1="2.0366in" svg:x2="1.1394in" svg:y2="0.3701in"><text:p/></draw:line><draw:line draw:style-name="gr25" draw:text-style-name="P32" svg:x1="1.1386in" svg:y1="2.9815in" svg:x2="1.1386in" svg:y2="2.1941in"><text:p/></draw:line><draw:line draw:style-name="gr26" draw:text-style-name="P32" svg:x1="1.1386in" svg:y1="2.9677in" svg:x2="4.0764in" svg:y2="2.976in"><text:p/></draw:line><draw:line draw:style-name="gr27" draw:text-style-name="P32" svg:x1="2.3598in" svg:y1="2.2205in" svg:x2="2.3441in" svg:y2="0.85in"><text:p/></draw:line><draw:line draw:style-name="gr28" draw:text-style-name="P32" svg:x1="2.3441in" svg:y1="0.8484in" svg:x2="2.5409in" svg:y2="0.8484in"><text:p/></draw:line><draw:line draw:style-name="gr29" draw:text-style-name="P32" svg:x1="2.3441in" svg:y1="2.2272in" svg:x2="2.5409in" svg:y2="2.2272in"><text:p/></draw:line><draw:line draw:style-name="gr30" draw:text-style-name="P32" svg:x1="3.1299in" svg:y1="2.2272in" svg:x2="3.3268in" svg:y2="2.2272in"><text:p/></draw:line><draw:line draw:style-name="gr31" draw:text-style-name="P32" svg:x1="3.1299in" svg:y1="0.8484in" svg:x2="3.3268in" svg:y2="0.8484in"><text:p/></draw:line><draw:line draw:style-name="gr32" draw:text-style-name="P32" svg:x1="4.0764in" svg:y1="2.9768in" svg:x2="4.0764in" svg:y2="0.3783in"><text:p/></draw:line><draw:custom-shape draw:style-name="gr33" draw:text-style-name="P32" svg:width="0.5925in" svg:height="0.1969in" svg:x="3.3043in" svg:y="0.7374in"><text:p/><draw:enhanced-geometry svg:viewBox="0 0 21600 21600" draw:type="rectangle" draw:enhanced-path="M 0 0 L 21600 0 21600 21600 0 21600 0 0 Z N"/></draw:custom-shape><draw:custom-shape draw:style-name="gr34" draw:text-style-name="P32" svg:width="0.5913in" svg:height="0.1976in" svg:x="2.5409in" svg:y="0.7311in"><text:p/><draw:enhanced-geometry svg:viewBox="0 0 21600 21600" draw:type="rectangle" draw:enhanced-path="M 0 0 L 21600 0 21600 21600 0 21600 0 0 Z N"/></draw:custom-shape><draw:custom-shape draw:style-name="gr35" draw:text-style-name="P32" svg:width="0.5913in" svg:height="0.198in" svg:x="2.5409in" svg:y="2.1091in"><text:p/><draw:enhanced-geometry svg:viewBox="0 0 21600 21600" draw:type="rectangle" draw:enhanced-path="M 0 0 L 21600 0 21600 21600 0 21600 0 0 Z N"/></draw:custom-shape><draw:frame draw:style-name="gr36" draw:text-style-name="P34" svg:width="0.5516in" svg:height="0.3248in" svg:x="2.9528in" svg:y="2.6366in"><draw:text-box><text:p text:style-name="P33"><text:span text:style-name="T22">R1</text:span></text:p></draw:text-box></draw:frame><draw:frame draw:style-name="gr37" draw:text-style-name="P34" svg:width="0.5516in" svg:height="0.324in" svg:x="3.3854in" svg:y="0.4717in"><draw:text-box><text:p text:style-name="P33"><text:span text:style-name="T22">R5</text:span></text:p></draw:text-box></draw:frame><draw:frame draw:style-name="gr38" draw:text-style-name="P34" svg:width="0.5516in" svg:height="0.3248in" svg:x="2.6228in" svg:y="0.4654in"><draw:text-box><text:p text:style-name="P33"><text:span text:style-name="T22">R2</text:span></text:p></draw:text-box></draw:frame><draw:frame draw:style-name="gr39" draw:text-style-name="P34" svg:width="0.5516in" svg:height="0.3248in" svg:x="2.6228in" svg:y="1.8425in"><draw:text-box><text:p text:style-name="P33"><text:span text:style-name="T22">R3</text:span></text:p></draw:text-box></draw:frame><draw:frame draw:style-name="gr40" draw:text-style-name="P34" svg:width="1.0634in" svg:height="0.3248in" svg:x="0in" svg:y="1.9673in"><draw:text-box><text:p text:style-name="P33"><text:span text:style-name="T22">E = 18 V</text:span></text:p></draw:text-box></draw:frame><draw:line draw:style-name="gr41" draw:text-style-name="P32" svg:x1="1.0055in" svg:y1="1.8343in" svg:x2="1.0055in" svg:y2="1.3224in"><text:p/></draw:line><draw:frame draw:style-name="gr42" draw:text-style-name="P34" svg:width="0.2776in" svg:height="0.3248in" svg:x="0.7299in" svg:y="1.4563in"><draw:text-box><text:p text:style-name="P33"><text:span text:style-name="T22">I</text:span></text:p></draw:text-box></draw:frame><draw:custom-shape draw:style-name="gr43" draw:text-style-name="P32" svg:width="0.5925in" svg:height="0.198in" svg:x="3.3043in" svg:y="2.1154in"><text:p/><draw:enhanced-geometry svg:viewBox="0 0 21600 21600" draw:type="rectangle" draw:enhanced-path="M 0 0 L 21600 0 21600 21600 0 21600 0 0 Z N"/></draw:custom-shape><draw:frame draw:style-name="gr44" draw:text-style-name="P34" svg:width="0.5516in" svg:height="0.3248in" svg:x="3.3854in" svg:y="1.85in"><draw:text-box><text:p text:style-name="P33"><text:span text:style-name="T22">R6</text:span></text:p></draw:text-box></draw:frame><draw:custom-shape draw:style-name="gr45" draw:text-style-name="P32" svg:width="0.5921in" svg:height="0.1969in" svg:x="2.9102in" svg:y="0.2661in"><text:p/><draw:enhanced-geometry svg:viewBox="0 0 21600 21600" draw:type="rectangle" draw:enhanced-path="M 0 0 L 21600 0 21600 21600 0 21600 0 0 Z N"/></draw:custom-shape><draw:frame draw:style-name="gr46" draw:text-style-name="P34" svg:width="0.5516in" svg:height="0.3248in" svg:x="2.9917in" svg:y="0in"><draw:text-box><text:p text:style-name="P33"><text:span text:style-name="T22">R4</text:span></text:p></draw:text-box></draw:frame><draw:line draw:style-name="gr47" draw:text-style-name="P32" svg:x1="3.8795in" svg:y1="0.8484in" svg:x2="4.0764in" svg:y2="0.8484in"><text:p/></draw:line><draw:line draw:style-name="gr48" draw:text-style-name="P32" svg:x1="3.8795in" svg:y1="2.2272in" svg:x2="4.0764in" svg:y2="2.2272in"><text:p/></draw:line><draw:line draw:style-name="gr49" draw:text-style-name="P32" svg:x1="3.4858in" svg:y1="0.3728in" svg:x2="4.0528in" svg:y2="0.3728in"><text:p/></draw:line><draw:line draw:style-name="gr50" draw:text-style-name="P32" svg:x1="2.3449in" svg:y1="0.8508in" svg:x2="2.3449in" svg:y2="0.3783in"><text:p/></draw:line><draw:line draw:style-name="gr51" draw:text-style-name="P32" svg:x1="1.1394in" svg:y1="0.3701in" svg:x2="2.911in" svg:y2="0.3736in"><text:p/></draw:line><draw:custom-shape draw:style-name="gr52" draw:text-style-name="P32" svg:width="0.5913in" svg:height="0.198in" svg:x="2.9102in" svg:y="2.902in"><text:p/><draw:enhanced-geometry svg:viewBox="0 0 21600 21600" draw:type="rectangle" draw:enhanced-path="M 0 0 L 21600 0 21600 21600 0 21600 0 0 Z N"/></draw:custom-shap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25"><text:span text:style-name="T17">Exercici </text:span><text:span text:style-name="T18">2</text:span><text:span text:style-name="T17">:</text:span><text:span text:style-name="T9"><text:tab/><text:tab/><text:tab/><text:tab/><text:tab/><text:tab/><text:tab/><text:tab/><text:tab/><text:tab/><text:tab/></text:span><text:span text:style-name="T11">3</text:span><text:span text:style-name="T10"> p</text:span></text:p>
      <text:p text:style-name="P19"><text:span text:style-name="T15">Indica la matriu per a calcular els corrents </text:span><text:span text:style-name="T15"><draw:frame draw:style-name="fr2" draw:name="Object9" text:anchor-type="as-char" svg:y="-0.1484in" svg:width="0.2083in" svg:height="0.2091in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5">,</text:span><text:span text:style-name="T15"><draw:frame draw:style-name="fr2" draw:name="Object10" text:anchor-type="as-char" svg:y="-0.1484in" svg:width="0.2083in" svg:height="0.2091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">,</text:span><text:span text:style-name="T15"><draw:frame draw:style-name="fr2" draw:name="Object11" text:anchor-type="as-char" svg:y="-0.1484in" svg:width="0.2098in" svg:height="0.2091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5">,</text:span><text:span text:style-name="T15"><draw:frame draw:style-name="fr2" draw:name="Object5" text:anchor-type="as-char" svg:y="-0.1484in" svg:width="0.2146in" svg:height="0.2091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,</text:span><text:span text:style-name="T15"><draw:frame draw:style-name="fr2" draw:name="Object6" text:anchor-type="as-char" svg:y="-0.1484in" svg:width="0.2098in" svg:height="0.2091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 <text:s/></text:span>.</text:p>
      <text:p text:style-name="P18"><draw:frame draw:style-name="fr2" draw:name="Object3" text:anchor-type="as-char" svg:y="-0.1484in" svg:width="0.6118in" svg:height="0.2098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61in" svg:height="0.2098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/>
      <text:p text:style-name="P18"/>
      <text:p text:style-name="P18"><draw:g text:anchor-type="paragraph" draw:z-index="11" draw:name="Shape2" draw:style-name="gr4"><draw:line draw:style-name="gr5" draw:text-style-name="P32" svg:x1="-0.0004in" svg:y1="2.7528in" svg:x2="0.3933in" svg:y2="2.7528in"><text:p/></draw:line><draw:line draw:style-name="gr5" draw:text-style-name="P32" svg:x1="0.0984in" svg:y1="2.911in" svg:x2="0.2953in" svg:y2="2.911in"><text:p/></draw:line><draw:line draw:style-name="gr5" draw:text-style-name="P32" svg:x1="0.1854in" svg:y1="2.7453in" svg:x2="0.1882in" svg:y2="1.7701in"><text:p/></draw:line><draw:line draw:style-name="gr5" draw:text-style-name="P32" svg:x1="0.189in" svg:y1="3.4961in" svg:x2="0.189in" svg:y2="2.911in"><text:p/></draw:line><draw:line draw:style-name="gr5" draw:text-style-name="P32" svg:x1="0.1965in" svg:y1="1.7701in" svg:x2="0.5902in" svg:y2="1.7701in"><text:p/></draw:line><draw:line draw:style-name="gr5" draw:text-style-name="P32" svg:x1="0.1965in" svg:y1="3.4878in" svg:x2="3.9657in" svg:y2="3.4925in"><text:p/></draw:line><draw:custom-shape draw:style-name="gr6" draw:text-style-name="P32" svg:width="0.5906in" svg:height="0.1976in" svg:x="0.5909in" svg:y="1.6906in"><text:p/><draw:enhanced-geometry svg:viewBox="0 0 21600 21600" draw:type="rectangle" draw:enhanced-path="M 0 0 L 21600 0 21600 21600 0 21600 0 0 Z N"/></draw:custom-shape><draw:line draw:style-name="gr5" draw:text-style-name="P32" svg:x1="1.2051in" svg:y1="1.7634in" svg:x2="1.402in" svg:y2="1.7634in"><text:p/></draw:line><draw:line draw:style-name="gr5" draw:text-style-name="P32" svg:x1="1.402in" svg:y1="2.1559in" svg:x2="1.4067in" svg:y2="0.3823in"><text:p/></draw:line><draw:line draw:style-name="gr5" draw:text-style-name="P32" svg:x1="1.402in" svg:y1="0.3846in" svg:x2="1.5988in" svg:y2="0.3846in"><text:p/></draw:line><draw:line draw:style-name="gr5" draw:text-style-name="P32" svg:x1="1.402in" svg:y1="2.1563in" svg:x2="1.5988in" svg:y2="2.1563in"><text:p/></draw:line><draw:line draw:style-name="gr5" draw:text-style-name="P32" svg:x1="2.1941in" svg:y1="0.3823in" svg:x2="3.2114in" svg:y2="0.3843in"><text:p/></draw:line><draw:line draw:style-name="gr5" draw:text-style-name="P32" svg:x1="3.9657in" svg:y1="3.4925in" svg:x2="3.961in" svg:y2="1.8031in"><text:p/></draw:line><draw:custom-shape draw:style-name="gr6" draw:text-style-name="P32" svg:width="0.5906in" svg:height="0.1976in" svg:x="3.1894in" svg:y="0.2728in"><text:p/><draw:enhanced-geometry svg:viewBox="0 0 21600 21600" draw:type="rectangle" draw:enhanced-path="M 0 0 L 21600 0 21600 21600 0 21600 0 0 Z N"/></draw:custom-shape><draw:custom-shape draw:style-name="gr7" draw:text-style-name="P32" svg:width="0.5925in" svg:height="0.198in" svg:x="1.5984in" svg:y="0.2669in"><text:p/><draw:enhanced-geometry svg:viewBox="0 0 21600 21600" draw:type="rectangle" draw:enhanced-path="M 0 0 L 21600 0 21600 21600 0 21600 0 0 Z N"/></draw:custom-shape><draw:custom-shape draw:style-name="gr8" draw:text-style-name="P32" svg:width="0.5925in" svg:height="0.1988in" svg:x="1.5984in" svg:y="2.0382in"><text:p/><draw:enhanced-geometry svg:viewBox="0 0 21600 21600" draw:type="rectangle" draw:enhanced-path="M 0 0 L 21600 0 21600 21600 0 21600 0 0 Z N"/></draw:custom-shape><draw:frame draw:style-name="gr9" draw:text-style-name="P34" svg:width="0.5516in" svg:height="0.3248in" svg:x="0.6327in" svg:y="1.4244in"><draw:text-box><text:p text:style-name="P33"><text:span text:style-name="T22">R1</text:span></text:p></draw:text-box></draw:frame><draw:frame draw:style-name="gr9" draw:text-style-name="P34" svg:width="0.5524in" svg:height="0.3248in" svg:x="3.2693in" svg:y="0.0079in"><draw:text-box><text:p text:style-name="P33"><text:span text:style-name="T22">R4</text:span></text:p></draw:text-box></draw:frame><draw:frame draw:style-name="gr9" draw:text-style-name="P34" svg:width="0.5524in" svg:height="0.3248in" svg:x="1.6803in" svg:y="0.0008in"><draw:text-box><text:p text:style-name="P33"><text:span text:style-name="T22">R2</text:span></text:p></draw:text-box></draw:frame><draw:frame draw:style-name="gr9" draw:text-style-name="P34" svg:width="0.5524in" svg:height="0.3248in" svg:x="1.6803in" svg:y="1.7724in"><draw:text-box><text:p text:style-name="P33"><text:span text:style-name="T22">R3</text:span></text:p></draw:text-box></draw:frame><draw:frame draw:style-name="gr9" draw:text-style-name="P34" svg:width="1.0642in" svg:height="0.3248in" svg:x="0.4748in" svg:y="2.6445in"><draw:text-box><text:p text:style-name="P33"><text:span text:style-name="T22">E = 18 V</text:span></text:p></draw:text-box></draw:frame><draw:custom-shape draw:style-name="gr6" draw:text-style-name="P32" svg:width="0.5906in" svg:height="0.1976in" svg:x="3.1894in" svg:y="2.0453in"><text:p/><draw:enhanced-geometry svg:viewBox="0 0 21600 21600" draw:type="rectangle" draw:enhanced-path="M 0 0 L 21600 0 21600 21600 0 21600 0 0 Z N"/></draw:custom-shape><draw:frame draw:style-name="gr9" draw:text-style-name="P34" svg:width="0.5524in" svg:height="0.3248in" svg:x="3.2693in" svg:y="1.7791in"><draw:text-box><text:p text:style-name="P33"><text:span text:style-name="T22">R5</text:span></text:p></draw:text-box></draw:frame><draw:line draw:style-name="gr5" draw:text-style-name="P32" svg:x1="3.7642in" svg:y1="0.3846in" svg:x2="3.961in" svg:y2="0.3846in"><text:p/></draw:line><draw:line draw:style-name="gr5" draw:text-style-name="P32" svg:x1="3.7642in" svg:y1="2.1559in" svg:x2="3.961in" svg:y2="2.1559in"><text:p/></draw:line><draw:line draw:style-name="gr5" draw:text-style-name="P32" svg:x1="3.7791in" svg:y1="1.6504in" svg:x2="4.1728in" svg:y2="1.6504in"><text:p/></draw:line><draw:line draw:style-name="gr5" draw:text-style-name="P32" svg:x1="3.8772in" svg:y1="1.8087in" svg:x2="4.074in" svg:y2="1.8087in"><text:p/></draw:line><draw:frame draw:style-name="gr9" draw:text-style-name="P34" svg:width="1.0634in" svg:height="0.3248in" svg:x="4.1772in" svg:y="1.5425in"><draw:text-box><text:p text:style-name="P33"><text:span text:style-name="T22">E = 9 V</text:span></text:p></draw:text-box></draw:frame><draw:line draw:style-name="gr5" draw:text-style-name="P32" svg:x1="3.961in" svg:y1="1.6457in" svg:x2="3.961in" svg:y2="0.3858in"><text:p/></draw:line><draw:line draw:style-name="gr5" draw:text-style-name="P32" svg:x1="2.1941in" svg:y1="2.1543in" svg:x2="3.2114in" svg:y2="2.1563in"><text:p/></draw:line><draw:line draw:style-name="gr5" draw:text-style-name="P32" svg:x1="2.6665in" svg:y1="1.1303in" svg:x2="2.6618in" svg:y2="0.3858in"><text:p/></draw:line><draw:line draw:style-name="gr5" draw:text-style-name="P32" svg:x1="2.4799in" svg:y1="1.139in" svg:x2="2.8736in" svg:y2="1.139in"><text:p/></draw:line><draw:line draw:style-name="gr5" draw:text-style-name="P32" svg:x1="2.5772in" svg:y1="1.2972in" svg:x2="2.774in" svg:y2="1.2972in"><text:p/></draw:line><draw:frame draw:style-name="gr10" draw:text-style-name="P34" svg:width="1.0634in" svg:height="0.324in" svg:x="2.8776in" svg:y="1.0315in"><draw:text-box><text:p text:style-name="P33"><text:span text:style-name="T22">E = 3 V</text:span></text:p></draw:text-box></draw:frame><draw:line draw:style-name="gr5" draw:text-style-name="P32" svg:x1="2.6665in" svg:y1="2.1543in" svg:x2="2.6665in" svg:y2="1.2878in"><text:p/></draw:line></draw:g></text:p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26"><text:span text:style-name="T17">Exercici </text:span><text:span text:style-name="T19">3</text:span>:<text:span text:style-name="T9"><text:tab/><text:tab/><text:tab/><text:tab/><text:tab/><text:tab/><text:tab/><text:tab/><text:tab/><text:tab/><text:tab/></text:span><text:span text:style-name="T12">1</text:span><text:span text:style-name="T10"> p</text:span></text:p>
      <text:p text:style-name="P21">Quins factors determinen la capacitat d’un condensador?</text:p>
      <text:p text:style-name="P12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><text:span text:style-name="T17">Exercici </text:span><text:span text:style-name="T19">4</text:span>:<text:span text:style-name="T9"><text:tab/><text:tab/><text:tab/><text:tab/><text:tab/><text:tab/><text:tab/><text:tab/><text:tab/><text:tab/><text:tab/></text:span><text:span text:style-name="T12">1</text:span><text:span text:style-name="T10"> p</text:span></text:p>
      <text:p text:style-name="P21">Quins factors determinen la inductància d’una bobina?</text:p>
      <text:p text:style-name="P12"/>
      <text:p text:style-name="P27"><text:span text:style-name="T17">Exercici </text:span><text:span text:style-name="T19">5</text:span>:<text:span text:style-name="T5"><text:tab/><text:tab/><text:tab/><text:tab/><text:tab/><text:tab/><text:tab/><text:tab/><text:tab/><text:tab/><text:tab/>4 p</text:span></text:p>
      <text:p text:style-name="P12"/>
      <text:p text:style-name="P13"><text:span text:style-name="T16">En el potenciómetre del circuit, <text:s/>el contacte mòbil es mou des de l’extrem esquerre, a l’extrem dret, produint una variació constant de la tensió de </text:span><text:span text:style-name="T16"><draw:frame draw:style-name="fr2" draw:name="Object7" text:anchor-type="as-char" svg:y="-0.2437in" svg:width="0.3374in" svg:height="0.3929in" draw:z-index="12"><draw:object xlink:href="./Object 7" xlink:type="simple" xlink:show="embed" xlink:actuate="onLoad"/><draw:image xlink:href="./ObjectReplacements/Object 7" xlink:type="simple" xlink:show="embed" xlink:actuate="onLoad"/></draw:frame></text:span><text:span text:style-name="T16">.</text:span></text:p>
      <text:p text:style-name="P13">La capacitat del condensador és de 1 mF.</text:p>
      <text:p text:style-name="P13"/>
      <text:list xml:id="list6671458455114845362" text:style-name="L28">
        <text:list-item>
          <text:p text:style-name="P28">Quina és la tensió del condensador abans d’inicar-se el moviment del contacte mòbil?</text:p>
        </text:list-item>
        <text:list-item>
          <text:p text:style-name="P28">Quin és el corrent a través del condensador.</text:p>
        </text:list-item>
        <text:list-item>
          <text:p text:style-name="P28">Indica la direcció del corrent en l’esquema.</text:p>
        </text:list-item>
        <text:list-item>
          <text:p text:style-name="P28">El condensador està carregant o descarregant-se? <text:span text:style-name="T20">Raona la teva resposta.</text:span></text:p>
        </text:list-item>
      </text:list>
      <text:p text:style-name="P11"/>
      <text:p text:style-name="P11"><draw:g text:anchor-type="paragraph" draw:z-index="17" draw:name="Shape3" draw:style-name="gr4"><draw:line draw:style-name="gr11" draw:text-style-name="P32" svg:x1="2.1228in" svg:y1="0.9969in" svg:x2="2.1228in" svg:y2="0.2421in"><text:p/></draw:line><draw:line draw:style-name="gr5" draw:text-style-name="P32" svg:x1="3.2933in" svg:y1="4.3406in" svg:x2="3.2933in" svg:y2="3.9469in"><text:p/></draw:line><draw:line draw:style-name="gr5" draw:text-style-name="P32" svg:x1="3.4524in" svg:y1="4.2421in" svg:x2="3.4524in" svg:y2="4.0453in"><text:p/></draw:line><draw:line draw:style-name="gr5" draw:text-style-name="P32" svg:x1="1.5949in" svg:y1="4.1394in" svg:x2="3.2874in" svg:y2="4.1394in"><text:p/></draw:line><draw:line draw:style-name="gr5" draw:text-style-name="P32" svg:x1="1.5949in" svg:y1="4.1394in" svg:x2="1.5976in" svg:y2="2.9646in"><text:p/></draw:line><draw:line draw:style-name="gr5" draw:text-style-name="P32" svg:x1="1.6087in" svg:y1="2.9638in" svg:x2="1.8055in" svg:y2="2.9638in"><text:p/></draw:line><draw:line draw:style-name="gr5" draw:text-style-name="P32" svg:x1="2.1205in" svg:y1="0.9937in" svg:x2="2.9724in" svg:y2="0.9992in"><text:p/></draw:line><draw:line draw:style-name="gr5" draw:text-style-name="P32" svg:x1="2.3992in" svg:y1="2.9579in" svg:x2="4.0008in" svg:y2="2.9575in"><text:p/></draw:line><draw:line draw:style-name="gr5" draw:text-style-name="P32" svg:x1="3.0677in" svg:y1="0.9902in" svg:x2="4in" svg:y2="0.9925in"><text:p/></draw:line><draw:custom-shape draw:style-name="gr12" draw:text-style-name="P32" svg:width="0.5925in" svg:height="0.1996in" svg:x="1.8071in" svg:y="2.8457in"><text:p/><draw:enhanced-geometry svg:viewBox="0 0 21600 21600" draw:type="rectangle" draw:enhanced-path="M 0 0 L 21600 0 21600 21600 0 21600 0 0 Z N"/></draw:custom-shape><draw:line draw:style-name="gr5" draw:text-style-name="P32" svg:x1="3.9965in" svg:y1="4.1398in" svg:x2="4.0083in" svg:y2="0.9902in"><text:p/></draw:line><draw:line draw:style-name="gr5" draw:text-style-name="P32" svg:x1="3.4465in" svg:y1="4.1394in" svg:x2="3.9941in" svg:y2="4.1378in"><text:p/></draw:line><draw:custom-shape draw:style-name="gr13" draw:text-style-name="P36" svg:width="0.3969in" svg:height="0.3953in" svg:x="2.8161in" svg:y="0.0453in"><text:p text:style-name="P35"><text:span text:style-name="T22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32" svg:x1="3.0126in" svg:y1="4.0205in" svg:x2="2.3433in" svg:y2="4.0205in"><text:p/></draw:line><draw:frame draw:style-name="gr15" draw:text-style-name="P37" svg:width="0.1614in" svg:height="0.1898in" svg:x="2.6874in" svg:y="3.8098in"><draw:image xlink:href="Pictures/2000000F00000192000001D4C1B935E9885B9AAA.svm" xlink:type="simple" xlink:show="embed" xlink:actuate="onLoad"><text:p/></draw:image></draw:frame><draw:frame draw:style-name="gr15" draw:text-style-name="P38" svg:width="0.6516in" svg:height="0.1862in" svg:x="2.989in" svg:y="3.652in"><draw:image xlink:href="Pictures/2000002400000675000001D7A6545F8905BED19B.svm" xlink:type="simple" xlink:show="embed" xlink:actuate="onLoad"><text:p/></draw:image></draw:frame><draw:line draw:style-name="gr11" draw:text-style-name="P32" svg:x1="2.8339in" svg:y1="0.2559in" svg:x2="2.1256in" svg:y2="0.2559in"><text:p/></draw:line><draw:custom-shape draw:style-name="gr16" draw:text-style-name="P32" svg:width="0.0787in" svg:height="0.0815in" draw:transform="rotate (-1.5707963267949) translate (2.15902777777778in 0.951388888888889in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32" svg:width="0.0795in" svg:height="0.0815in" draw:transform="rotate (1.5707963267949) translate (3.94027777777778in 1.02986111111111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32" svg:x1="3.9795in" svg:y1="0.2421in" svg:x2="3.1921in" svg:y2="0.2421in"><text:p/></draw:line><draw:line draw:style-name="gr5" draw:text-style-name="P32" svg:x1="2.9913in" svg:y1="0.8071in" svg:x2="2.9913in" svg:y2="1.2008in"><text:p/></draw:line><draw:line draw:style-name="gr5" draw:text-style-name="P32" svg:x1="3.0705in" svg:y1="0.8071in" svg:x2="3.0705in" svg:y2="1.2008in"><text:p/></draw:line><draw:line draw:style-name="gr14" draw:text-style-name="P32" svg:x1="1.8346in" svg:y1="3.1382in" svg:x2="2.3764in" svg:y2="2.6866in"><text:p/></draw:line><draw:frame draw:style-name="gr15" draw:text-style-name="P38" svg:width="0.7335in" svg:height="0.1878in" svg:x="1.7811in" svg:y="3.1839in"><draw:image xlink:href="Pictures/2000002400000735000001D4A78B398A35D838F2.svm" xlink:type="simple" xlink:show="embed" xlink:actuate="onLoad"><text:p/></draw:image></draw:frame><draw:frame draw:style-name="gr15" draw:text-style-name="P38" svg:width="0.2016in" svg:height="0.187in" svg:x="2.9472in" svg:y="0.5193in"><draw:image xlink:href="Pictures/2000000F000001FB000001D4110E20F1596ED8E6.svm" xlink:type="simple" xlink:show="embed" xlink:actuate="onLoad"><text:p/></draw:image></draw:frame><draw:line draw:style-name="gr18" draw:text-style-name="P32" svg:x1="2.1228in" svg:y1="2.0469in" svg:x2="2.1228in" svg:y2="2.8122in"><text:p/></draw:line><draw:line draw:style-name="gr17" draw:text-style-name="P32" svg:x1="3.9823in" svg:y1="0.9894in" svg:x2="3.9823in" svg:y2="0.2492in"><text:p/></draw:line><draw:custom-shape draw:style-name="gr13" draw:text-style-name="P36" svg:width="0.3969in" svg:height="0.3953in" svg:x="1.911in" svg:y="1.6598in"><text:p text:style-name="P35"><text:span text:style-name="T22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39" svg:x1="1.615in" svg:y1="2.6768in" svg:x2="1.9693in" svg:y2="2.6768in"><text:p/></draw:line><draw:frame draw:style-name="gr19" draw:text-style-name="P40" svg:width="1.3394in" svg:height="0.4831in" svg:x="0.3945in" svg:y="2.4016in"><draw:text-box><text:p text:style-name="P33"><text:span text:style-name="T23">Moviment cap a la dreta</text:span></text:p></draw:text-box></draw:frame><draw:line draw:style-name="gr17" draw:text-style-name="P32" svg:x1="2.1248in" svg:y1="1.0134in" svg:x2="2.1248in" svg:y2="1.6531in"><text:p/></draw:line><draw:frame draw:style-name="gr20" draw:text-style-name="P40" svg:width="0.3543in" svg:height="0.2913in" svg:x="2.2055in" svg:y="1.8898in"><draw:text-box><text:p text:style-name="P33"><text:span text:style-name="T23">+</text:span></text:p></draw:text-box></draw:frame><draw:frame draw:style-name="gr20" draw:text-style-name="P40" svg:width="0.3543in" svg:height="0.2913in" svg:x="2.5992in" svg:y="0in"><draw:text-box><text:p text:style-name="P33"><text:span text:style-name="T23">+</text:span></text:p></draw:text-box></draw:frame><draw:frame draw:style-name="gr20" draw:text-style-name="P40" svg:width="0.3543in" svg:height="0.2913in" svg:x="3.1508in" svg:y="0.0008in"><draw:text-box><text:p text:style-name="P33"><text:span text:style-name="T23">-</text:span></text:p></draw:text-box></draw:frame><draw:frame draw:style-name="gr20" draw:text-style-name="P40" svg:width="0.3543in" svg:height="0.2913in" svg:x="2.2055in" svg:y="1.4957in"><draw:text-box><text:p text:style-name="P33"><text:span text:style-name="T23">-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8">Puntuació màxima 1</text:span><text:span text:style-name="T13">2</text:span><text:span text:style-name="T8">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1cc17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3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2-01T07:26:47.742290287</dc:date>
    <meta:editing-duration>PT1H43M22S</meta:editing-duration>
    <meta:editing-cycles>19</meta:editing-cycles>
    <meta:document-statistic meta:table-count="1" meta:image-count="1" meta:object-count="10" meta:page-count="4" meta:paragraph-count="31" meta:word-count="159" meta:character-count="1090" meta:non-whitespace-character-count="823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n>2</mn>
    </msub>
    <annotation encoding="StarMath 5.0">I rsub {2}</annotation>
  </semantics>
</math>
</file>

<file path=Object 11/content.xml><?xml version="1.0" encoding="utf-8"?>
<math xmlns="http://www.w3.org/1998/Math/MathML" display="block">
  <semantics>
    <msub>
      <mi>I</mi>
      <mn>3</mn>
    </msub>
    <annotation encoding="StarMath 5.0">I rsub {3}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5</mn>
        </msub>
        <mo stretchy="false">=</mo>
        <mn>5</mn>
      </mrow>
      <mi>Ω</mi>
    </mrow>
    <annotation encoding="StarMath 5.0">R rsub 5 = 5Ω </annotation>
  </semantics>
</math>
</file>

<file path=Object 5/content.xml><?xml version="1.0" encoding="utf-8"?>
<math xmlns="http://www.w3.org/1998/Math/MathML" display="block">
  <semantics>
    <msub>
      <mi>I</mi>
      <mn>4</mn>
    </msub>
    <annotation encoding="StarMath 5.0">I rsub {4}</annotation>
  </semantics>
</math>
</file>

<file path=Object 6/content.xml><?xml version="1.0" encoding="utf-8"?>
<math xmlns="http://www.w3.org/1998/Math/MathML" display="block">
  <semantics>
    <msub>
      <mi>I</mi>
      <mn>5</mn>
    </msub>
    <annotation encoding="StarMath 5.0">I rsub {5}</annotation>
  </semantics>
</math>
</file>

<file path=Object 7/content.xml><?xml version="1.0" encoding="utf-8"?>
<math xmlns="http://www.w3.org/1998/Math/MathML" display="block">
  <semantics>
    <mrow>
      <mn>1</mn>
      <mfrac>
        <mi>V</mi>
        <mi>s</mi>
      </mfrac>
    </mrow>
    <annotation encoding="StarMath 5.0">1 V over s</annotation>
  </semantics>
</math>
</file>

<file path=Object 9/content.xml><?xml version="1.0" encoding="utf-8"?>
<math xmlns="http://www.w3.org/1998/Math/MathML" display="block">
  <semantics>
    <msub>
      <mi>I</mi>
      <mn>1</mn>
    </msub>
    <annotation encoding="StarMath 5.0">I rsub 1</annotation>
  </semantics>
</math>
</file>